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InstructionSet" style:family="table">
      <style:table-properties style:width="6.925in" table:align="margins"/>
    </style:style>
    <style:style style:name="InstructionSet.A" style:family="table-column">
      <style:table-column-properties style:column-width="0.7694in" style:rel-column-width="7281*"/>
    </style:style>
    <style:style style:name="InstructionSet.I" style:family="table-column">
      <style:table-column-properties style:column-width="0.7701in" style:rel-column-width="7287*"/>
    </style:style>
    <style:style style:name="InstructionSet.A1" style:family="table-cell">
      <style:table-cell-properties fo:padding="0.0382in" fo:border-left="0.05pt solid #000000" fo:border-right="none" fo:border-top="0.05pt solid #000000" fo:border-bottom="0.05pt solid #000000"/>
    </style:style>
    <style:style style:name="InstructionSet.I1" style:family="table-cell">
      <style:table-cell-properties fo:padding="0.0382in" fo:border="0.05pt solid #000000"/>
    </style:style>
    <style:style style:name="InstructionSet.A2" style:family="table-cell">
      <style:table-cell-properties fo:padding="0.0382in" fo:border-left="0.05pt solid #000000" fo:border-right="none" fo:border-top="none" fo:border-bottom="0.05pt solid #000000"/>
    </style:style>
    <style:style style:name="InstructionSet.I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7694in" style:rel-column-width="7281*"/>
    </style:style>
    <style:style style:name="Table1.I" style:family="table-column">
      <style:table-column-properties style:column-width="0.7701in" style:rel-column-width="728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2" style:family="table-row">
      <style:table-row-properties style:min-row-height="0.285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9f0c"/>
    </style:style>
    <style:style style:name="P2" style:family="paragraph" style:parent-style-name="Standard">
      <style:text-properties officeooo:rsid="000cd47b" officeooo:paragraph-rsid="000cd47b"/>
    </style:style>
    <style:style style:name="P3" style:family="paragraph" style:parent-style-name="Text_20_body">
      <style:text-properties officeooo:rsid="000cd47b" officeooo:paragraph-rsid="000cd47b"/>
    </style:style>
    <style:style style:name="P4" style:family="paragraph" style:parent-style-name="Table_20_Contents">
      <style:paragraph-properties fo:text-align="center" style:justify-single-word="false"/>
      <style:text-properties officeooo:rsid="000b1afc" officeooo:paragraph-rsid="000b1afc"/>
    </style:style>
    <style:style style:name="P5" style:family="paragraph" style:parent-style-name="Table_20_Contents">
      <style:paragraph-properties fo:text-align="center" style:justify-single-word="false"/>
      <style:text-properties officeooo:rsid="000b1afc" officeooo:paragraph-rsid="000b9f0c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0b9f0c"/>
    </style:style>
    <style:style style:name="P8" style:family="paragraph" style:parent-style-name="Table_20_Contents">
      <style:paragraph-properties fo:text-align="center" style:justify-single-word="false"/>
      <style:text-properties fo:color="#ef413d" officeooo:rsid="000b1afc" officeooo:paragraph-rsid="000b1afc"/>
    </style:style>
    <style:style style:name="P9" style:family="paragraph" style:parent-style-name="Table_20_Contents">
      <style:paragraph-properties fo:text-align="center" style:justify-single-word="false"/>
      <style:text-properties fo:color="#ef413d" officeooo:rsid="000b1afc" officeooo:paragraph-rsid="000b9f0c"/>
    </style:style>
    <style:style style:name="P10" style:family="paragraph" style:parent-style-name="Table_20_Contents">
      <style:paragraph-properties fo:text-align="center" style:justify-single-word="false"/>
      <style:text-properties fo:color="#ef413d" officeooo:rsid="000b9f0c" officeooo:paragraph-rsid="000b9f0c"/>
    </style:style>
    <style:style style:name="P11" style:family="paragraph" style:parent-style-name="Table_20_Contents">
      <style:paragraph-properties fo:text-align="center" style:justify-single-word="false"/>
      <style:text-properties officeooo:rsid="000b9f0c" officeooo:paragraph-rsid="000b9f0c"/>
    </style:style>
    <style:style style:name="P12" style:family="paragraph" style:parent-style-name="Table_20_Contents">
      <style:paragraph-properties fo:text-align="center" style:justify-single-word="false"/>
      <style:text-properties officeooo:rsid="000b1afc" officeooo:paragraph-rsid="000b1afc"/>
    </style:style>
    <style:style style:name="T1" style:family="text">
      <style:text-properties officeooo:rsid="000b9f0c"/>
    </style:style>
    <style:style style:name="T2" style:family="text">
      <style:text-properties officeooo:rsid="000d9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struction set</text:p>
      <text:p text:style-name="P3"><text:span text:style-name="T2">op</text:span>code bits (6 MSB)</text:p>
      <table:table table:name="InstructionSet" table:style-name="InstructionSet">
        <table:table-column table:style-name="InstructionSet.A" table:number-columns-repeated="8"/>
        <table:table-column table:style-name="InstructionSet.I"/>
        <table:table-row>
          <table:table-cell table:style-name="InstructionSet.A1" office:value-type="string">
            <text:p text:style-name="P8"><text:s text:c="7"/>28-26</text:p>
            <text:p text:style-name="P8"/>
            <text:p text:style-name="P8">31-29</text:p>
          </table:table-cell>
          <table:table-cell table:style-name="InstructionSet.A1" office:value-type="string">
            <text:p text:style-name="P8">000</text:p>
          </table:table-cell>
          <table:table-cell table:style-name="InstructionSet.A1" office:value-type="string">
            <text:p text:style-name="P8">001</text:p>
          </table:table-cell>
          <table:table-cell table:style-name="InstructionSet.A1" office:value-type="string">
            <text:p text:style-name="P8">010</text:p>
          </table:table-cell>
          <table:table-cell table:style-name="InstructionSet.A1" office:value-type="string">
            <text:p text:style-name="P8">011</text:p>
          </table:table-cell>
          <table:table-cell table:style-name="InstructionSet.A1" office:value-type="string">
            <text:p text:style-name="P8">100</text:p>
          </table:table-cell>
          <table:table-cell table:style-name="InstructionSet.A1" office:value-type="string">
            <text:p text:style-name="P8">101</text:p>
          </table:table-cell>
          <table:table-cell table:style-name="InstructionSet.A1" office:value-type="string">
            <text:p text:style-name="P8">110</text:p>
          </table:table-cell>
          <table:table-cell table:style-name="InstructionSet.I1" office:value-type="string">
            <text:p text:style-name="P8">111</text:p>
          </table:table-cell>
        </table:table-row>
        <table:table-row>
          <table:table-cell table:style-name="InstructionSet.A2" office:value-type="string">
            <text:p text:style-name="P8">000</text:p>
          </table:table-cell>
          <table:table-cell table:style-name="InstructionSet.A2" office:value-type="string">
            <text:p text:style-name="P4">R-format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4">Jump</text:p>
          </table:table-cell>
          <table:table-cell table:style-name="InstructionSet.A2" office:value-type="string">
            <text:p text:style-name="P4">Jump<text:line-break/>&amp; link</text:p>
          </table:table-cell>
          <table:table-cell table:style-name="InstructionSet.A2" office:value-type="string">
            <text:p text:style-name="P4">Branch <text:line-break/>eq</text:p>
          </table:table-cell>
          <table:table-cell table:style-name="InstructionSet.A2" office:value-type="string">
            <text:p text:style-name="P4">Branch <text:line-break/>ne</text:p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001</text:p>
          </table:table-cell>
          <table:table-cell table:style-name="InstructionSet.A2" office:value-type="string">
            <text:p text:style-name="P4">Add <text:line-break/>imm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4">Set less</text:p>
            <text:p text:style-name="P4">than imm</text:p>
          </table:table-cell>
          <table:table-cell table:style-name="InstructionSet.A2" office:value-type="string">
            <text:p text:style-name="P4"/>
          </table:table-cell>
          <table:table-cell table:style-name="InstructionSet.A2" office:value-type="string">
            <text:p text:style-name="P4">Andi</text:p>
          </table:table-cell>
          <table:table-cell table:style-name="InstructionSet.A2" office:value-type="string">
            <text:p text:style-name="P4">Ori</text:p>
          </table:table-cell>
          <table:table-cell table:style-name="InstructionSet.A2" office:value-type="string">
            <text:p text:style-name="P11">Xori</text:p>
          </table:table-cell>
          <table:table-cell table:style-name="InstructionSet.I2" office:value-type="string">
            <text:p text:style-name="P4">Load upper imm</text:p>
          </table:table-cell>
        </table:table-row>
        <table:table-row>
          <table:table-cell table:style-name="InstructionSet.A2" office:value-type="string">
            <text:p text:style-name="P8">010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011</text:p>
          </table:table-cell>
          <table:table-cell table:style-name="InstructionSet.A2" office:value-type="string">
            <text:p text:style-name="P4">Load <text:line-break/>byte</text:p>
          </table:table-cell>
          <table:table-cell table:style-name="InstructionSet.A2" office:value-type="string">
            <text:p text:style-name="P4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4">Load word</text:p>
          </table:table-cell>
          <table:table-cell table:style-name="InstructionSet.A2" office:value-type="string">
            <text:p text:style-name="P4">Load byte</text:p>
            <text:p text:style-name="P4">unsigned</text:p>
          </table:table-cell>
          <table:table-cell table:style-name="InstructionSet.A2" office:value-type="string">
            <text:p text:style-name="P4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100</text:p>
          </table:table-cell>
          <table:table-cell table:style-name="InstructionSet.A2" office:value-type="string">
            <text:p text:style-name="P4">Store <text:line-break/>byte</text:p>
          </table:table-cell>
          <table:table-cell table:style-name="InstructionSet.A2" office:value-type="string">
            <text:p text:style-name="P4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4">Store</text:p>
            <text:p text:style-name="P4">word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101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110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  <table:table-row>
          <table:table-cell table:style-name="InstructionSet.A2" office:value-type="string">
            <text:p text:style-name="P8">111</text:p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A2" office:value-type="string">
            <text:p text:style-name="P6"/>
          </table:table-cell>
          <table:table-cell table:style-name="InstructionSet.I2" office:value-type="string">
            <text:p text:style-name="P6"/>
          </table:table-cell>
        </table:table-row>
      </table:table>
      <text:p text:style-name="Standard"/>
      <text:p text:style-name="Standard"/>
      <text:p text:style-name="P2">R-format (opcode = 000000)</text:p>
      <text:p text:style-name="P2">Funct bits (6 LSB)</text:p>
      <table:table table:name="Table1" table:style-name="Table1">
        <table:table-column table:style-name="Table1.A" table:number-columns-repeated="8"/>
        <table:table-column table:style-name="Table1.I"/>
        <table:table-row>
          <table:table-cell table:style-name="Table1.A1" office:value-type="string">
            <text:p text:style-name="P9"><text:s text:c="7"/><text:span text:style-name="T1">2-0</text:span></text:p>
            <text:p text:style-name="P9"/>
            <text:p text:style-name="P10">5-3</text:p>
          </table:table-cell>
          <table:table-cell table:style-name="Table1.A1" office:value-type="string">
            <text:p text:style-name="P9">000</text:p>
          </table:table-cell>
          <table:table-cell table:style-name="Table1.A1" office:value-type="string">
            <text:p text:style-name="P9">001</text:p>
          </table:table-cell>
          <table:table-cell table:style-name="Table1.A1" office:value-type="string">
            <text:p text:style-name="P9">010</text:p>
          </table:table-cell>
          <table:table-cell table:style-name="Table1.A1" office:value-type="string">
            <text:p text:style-name="P9">011</text:p>
          </table:table-cell>
          <table:table-cell table:style-name="Table1.A1" office:value-type="string">
            <text:p text:style-name="P9">100</text:p>
          </table:table-cell>
          <table:table-cell table:style-name="Table1.A1" office:value-type="string">
            <text:p text:style-name="P9">101</text:p>
          </table:table-cell>
          <table:table-cell table:style-name="Table1.A1" office:value-type="string">
            <text:p text:style-name="P9">110</text:p>
          </table:table-cell>
          <table:table-cell table:style-name="Table1.I1" office:value-type="string">
            <text:p text:style-name="P9">111</text:p>
          </table:table-cell>
        </table:table-row>
        <table:table-row table:style-name="Table1.2">
          <table:table-cell table:style-name="Table1.A2" office:value-type="string">
            <text:p text:style-name="P9">000</text:p>
          </table:table-cell>
          <table:table-cell table:style-name="Table1.A2" office:value-type="string">
            <text:p text:style-name="P11">Shift left<text:line-break/>logical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Shift right<text:line-break/>logical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001</text:p>
          </table:table-cell>
          <table:table-cell table:style-name="Table1.A2" office:value-type="string">
            <text:p text:style-name="P11">Jump<text:line-break/>register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/>
          </table:table-cell>
          <table:table-cell table:style-name="Table1.I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9">01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011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00</text:p>
          </table:table-cell>
          <table:table-cell table:style-name="Table1.A2" office:value-type="string">
            <text:p text:style-name="P11">Add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>Subtract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11">And</text:p>
          </table:table-cell>
          <table:table-cell table:style-name="Table1.A2" office:value-type="string">
            <text:p text:style-name="P11">Or</text:p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11">Nor</text:p>
          </table:table-cell>
        </table:table-row>
        <table:table-row>
          <table:table-cell table:style-name="Table1.A2" office:value-type="string">
            <text:p text:style-name="P9">10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11">Set less<text:line-break/>than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10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9">11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I2" office:value-type="string">
            <text:p text:style-name="P7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21:42:40.550000353</meta:creation-date>
    <dc:date>2018-05-03T11:35:33.757262032</dc:date>
    <meta:editing-duration>PT22M49S</meta:editing-duration>
    <meta:editing-cycles>9</meta:editing-cycles>
    <meta:generator>LibreOffice/5.4.6.2$Linux_X86_64 LibreOffice_project/40$Build-2</meta:generator>
    <meta:document-statistic meta:table-count="2" meta:image-count="0" meta:object-count="0" meta:page-count="1" meta:paragraph-count="68" meta:word-count="98" meta:character-count="434" meta:non-whitespace-character-count="385"/>
  </office:meta>
</office:document-meta>
</file>